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Condensed" svg:font-family="'Open Sans Condensed', helvetica, arial, sans-serif"/>
    <style:font-face style:name="Open Sans" svg:font-family="'Open Sans', helvetica, arial, sans-serif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style:line-height-at-least="1.67cm" fo:text-align="center" style:justify-single-word="false"/>
      <style:text-properties fo:text-transform="uppercase" fo:color="#ffffff"/>
    </style:style>
    <style:style style:name="P3" style:family="paragraph" style:parent-style-name="Text_20_body">
      <style:paragraph-properties fo:text-align="start" style:justify-single-word="false" fo:orphans="2" fo:widows="2"/>
      <style:text-properties fo:font-variant="normal" fo:text-transform="none" fo:color="#666666" style:font-name="arial" fo:font-size="43.3499984741211pt" fo:letter-spacing="-0.071cm" fo:font-style="normal" fo:font-weight="bold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24cm" fo:text-indent="0cm" style:auto-text-indent="false"/>
      <style:text-properties fo:text-transform="uppercase" fo:color="#666666" style:font-name="Open Sans Condensed" fo:font-size="24pt" fo:font-weight="bold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376cm" fo:text-align="start" style:justify-single-word="false" fo:orphans="2" fo:widows="2" fo:text-indent="0cm" style:auto-text-indent="false"/>
      <style:text-properties fo:text-transform="uppercase" fo:color="#666666" style:font-name="Open Sans Condensed" fo:font-size="10pt" fo:letter-spacing="normal" fo:font-style="normal" fo:font-weight="bold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376cm" fo:text-indent="0cm" style:auto-text-indent="false"/>
      <style:text-properties fo:text-transform="uppercase" style:font-name="Open Sans Condensed" fo:font-size="10pt" fo:font-weight="bold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Open Sans" fo:font-size="9.35000038146973pt" fo:letter-spacing="normal" fo:font-style="normal" fo:font-weight="normal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376cm" fo:text-indent="0cm" style:auto-text-indent="false"/>
      <style:text-properties fo:font-variant="normal" fo:text-transform="none" fo:color="#666666" style:font-name="Open Sans" fo:font-size="9.35000038146973pt" fo:letter-spacing="normal" fo:font-style="normal" fo:font-weight="normal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658cm" fo:text-align="start" style:justify-single-word="false" fo:orphans="2" fo:widows="2" fo:text-indent="0cm" style:auto-text-indent="false"/>
      <style:text-properties fo:font-variant="normal" fo:text-transform="none" fo:color="#666666" style:font-name="Open Sans" fo:font-size="9.35000038146973pt" fo:letter-spacing="normal" fo:font-style="normal" fo:font-weight="normal" fo:padding="0cm" fo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446cm" fo:text-align="center" style:justify-single-word="false" fo:orphans="2" fo:widows="2" fo:text-indent="0cm" style:auto-text-indent="false"/>
      <style:text-properties fo:font-variant="normal" fo:text-transform="none" fo:color="#ea6463" style:font-name="Open Sans Condensed" fo:font-size="9.35000038146973pt" fo:letter-spacing="normal" fo:font-style="normal" fo:font-weight="normal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376cm" fo:text-indent="0cm" style:auto-text-indent="false"/>
      <style:text-properties fo:font-size="9.35000038146973pt" fo:font-weight="normal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564cm" fo:text-align="start" style:justify-single-word="false" fo:orphans="2" fo:widows="2" fo:text-indent="0cm" style:auto-text-indent="false" fo:padding="0cm" fo:border="none"/>
      <style:text-properties fo:text-transform="uppercase" fo:color="#aaaaaa" style:font-name="Open Sans Condensed" fo:font-size="13.3500003814697pt" fo:letter-spacing="normal" fo:font-style="normal" fo:font-weight="bold" fo:padding="0cm" fo:border="none"/>
    </style:style>
    <style:style style:name="P14" style:family="paragraph" style:parent-style-name="Text_20_body">
      <style:paragraph-properties fo:margin-left="0cm" fo:margin-right="0cm" fo:margin-top="0.071cm" fo:margin-bottom="0cm" loext:contextual-spacing="false" style:line-height-at-least="0.353cm" fo:text-indent="0cm" style:auto-text-indent="false"/>
      <style:text-properties fo:color="#666666" fo:font-size="9.35000038146973pt" fo:font-weight="normal" fo:padding="0cm" fo:border="none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>
      <style:paragraph-properties fo:margin-left="0.071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333333" style:font-name="Open Sans" fo:font-size="10pt" fo:letter-spacing="normal" fo:font-style="normal" fo:font-weight="normal" fo:padding="0cm" fo:border="none"/>
    </style:style>
    <style:style style:name="P17" style:family="paragraph" style:parent-style-name="Text_20_body">
      <style:paragraph-properties fo:margin-left="0.118cm" fo:margin-right="0cm" fo:margin-top="0cm" fo:margin-bottom="0cm" loext:contextual-spacing="false" style:line-height-at-least="0.33cm" fo:text-indent="0cm" style:auto-text-indent="false"/>
    </style:style>
    <style:style style:name="P18" style:family="paragraph" style:parent-style-name="Text_20_body">
      <style:paragraph-properties fo:margin-left="0.118cm" fo:margin-right="0cm" fo:margin-top="0cm" fo:margin-bottom="0cm" loext:contextual-spacing="false" style:line-height-at-least="0.33cm" fo:text-align="start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top="0cm" fo:margin-bottom="0.189cm" loext:contextual-spacing="false" style:line-height-at-least="0.376cm"/>
      <style:text-properties fo:padding="0cm" fo:border="none"/>
    </style:style>
    <style:style style:name="P20" style:family="paragraph" style:parent-style-name="Text_20_body">
      <style:paragraph-properties fo:margin-top="0cm" fo:margin-bottom="0.189cm" loext:contextual-spacing="false" style:line-height-at-least="0.376cm" fo:text-align="start" style:justify-single-word="false" fo:orphans="2" fo:widows="2"/>
      <style:text-properties fo:font-variant="normal" fo:text-transform="none" fo:color="#666666" fo:letter-spacing="normal" fo:padding="0cm" fo:border="none"/>
    </style:style>
    <style:style style:name="P21" style:family="paragraph" style:parent-style-name="Heading_20_1">
      <style:text-properties fo:font-variant="normal" fo:text-transform="none" fo:color="#e76764" style:font-name="Open Sans Condensed" fo:font-size="12pt" fo:letter-spacing="normal" fo:font-style="normal" fo:font-weight="bold"/>
    </style:style>
    <style:style style:name="P22" style:family="paragraph" style:parent-style-name="Heading_20_1">
      <style:text-properties fo:font-variant="normal" fo:text-transform="none" fo:color="#666666" style:font-name="Open Sans Condensed" fo:font-size="13.3500003814697pt" fo:letter-spacing="normal" fo:font-style="normal" fo:font-weight="bold"/>
    </style:style>
    <style:style style:name="P23" style:family="paragraph" style:parent-style-name="Heading_20_1">
      <style:paragraph-properties fo:break-before="page"/>
      <style:text-properties fo:font-variant="normal" fo:text-transform="none" fo:color="#666666" style:font-name="Open Sans Condensed" fo:font-size="13.3500003814697pt" fo:letter-spacing="normal" fo:font-style="normal" fo:font-weight="bold"/>
    </style:style>
    <style:style style:name="T1" style:family="text">
      <style:text-properties fo:color="#666666" fo:font-size="9.35000038146973pt" fo:font-weight="normal" fo:padding="0cm" fo:border="none"/>
    </style:style>
    <style:style style:name="T2" style:family="text">
      <style:text-properties fo:text-transform="uppercase" style:font-name="Open Sans Condensed" fo:font-size="10pt" fo:font-weight="bold"/>
    </style:style>
    <style:style style:name="T3" style:family="text">
      <style:text-properties fo:text-transform="uppercase" fo:font-size="10pt" fo:font-weight="bold"/>
    </style:style>
    <style:style style:name="T4" style:family="text">
      <style:text-properties fo:color="#333333" fo:padding="0cm" fo:border="none"/>
    </style:style>
    <style:style style:name="T5" style:family="text">
      <style:text-properties fo:color="#333333" style:font-name="Open Sans" fo:font-size="8.64999961853027pt" fo:letter-spacing="normal" fo:font-style="italic" fo:font-weight="normal" fo:padding="0cm" fo:border="none"/>
    </style:style>
    <style:style style:name="T6" style:family="text">
      <style:text-properties fo:font-size="28.6499996185303pt" fo:font-weight="bold"/>
    </style:style>
    <style:style style:name="T7" style:family="text">
      <style:text-properties fo:color="#5b5b59" style:text-line-through-style="none" style:text-line-through-type="none" fo:font-size="9.35000038146973pt" style:text-underline-style="none" fo:font-weight="normal" style:text-blinking="false" fo:background-color="#eae9ee" loext:char-shading-value="0" fo:padding="0cm" fo:border="none"/>
    </style:style>
    <style:style style:name="T8" style:family="text">
      <style:text-properties fo:font-variant="normal" fo:text-transform="none" fo:color="#5b5b59" style:text-line-through-style="none" style:text-line-through-type="none" style:font-name="Open Sans" fo:font-size="9.35000038146973pt" fo:letter-spacing="normal" fo:font-style="normal" style:text-underline-style="none" fo:font-weight="normal" style:text-blinking="false" fo:background-color="#eae9ee" loext:char-shading-value="0" fo:padding="0cm" fo:border="none"/>
    </style:style>
    <style:style style:name="T9" style:family="text">
      <style:text-properties fo:font-variant="normal" fo:text-transform="none" fo:color="#666666" style:font-name="Open Sans" fo:font-size="9.35000038146973pt" fo:letter-spacing="normal" fo:font-style="normal" fo:font-weight="normal" fo:padding="0cm" fo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.235cm" fo:margin-right="0cm" fo:margin-top="0.305cm" fo:margin-bottom="0cm" style:wrap="left" style:number-wrapped-paragraphs="no-limit" style:vertical-pos="top" style:vertical-rel="paragraph-content" style:horizontal-pos="right" style:horizontal-rel="paragraph" fo:background-color="transparent" style:background-transparency="100%" fo:padding="0cm" fo:border="none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background-color="transparent" style:background-transparency="100%" fo:padding="0cm" fo:border="none">
        <style:background-image/>
      </style:graphic-properties>
    </style:style>
    <style:style style:name="fr4" style:family="graphic" style:parent-style-name="Frame">
      <style:graphic-properties fo:margin-left="0cm" fo:margin-right="0.847cm" fo:margin-top="0cm" fo:margin-bottom="0cm" style:wrap="left" style:number-wrapped-paragraphs="no-limit" style:vertical-pos="top" style:vertical-rel="paragraph-content" style:horizontal-pos="right" style:horizontal-rel="paragraph" fo:background-color="transparent" style:background-transparency="100%" fo:padding="0cm" fo:border="none">
        <style:background-image/>
      </style:graphic-properties>
    </style:style>
    <style:style style:name="fr5" style:family="graphic" style:parent-style-name="Frame">
      <style:graphic-properties fo:margin-left="0cm" fo:margin-right="0cm" fo:margin-top="0.517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Frame1" text:anchor-type="paragraph" svg:width="5.41cm" draw:z-index="0"><draw:text-box fo:min-height="0.917cm"><text:p text:style-name="P5">DRAGE</text:p></draw:text-box></draw:frame><draw:frame draw:style-name="fr2" draw:name="Frame2" text:anchor-type="paragraph" svg:width="0.353cm" draw:z-index="1"><draw:text-box fo:min-height="0.353cm"><text:p text:style-name="Text_20_body"/></draw:text-box></draw:frame>39 ÅR - 178 CM<text:line-break/>SELLEBAKK<text:line-break/>ØSTFOLD</text:p>
      <text:p text:style-name="P8"><text:span text:style-name="T2">SIVILSTAND:</text:span> singel</text:p>
      <text:p text:style-name="P8"><text:span text:style-name="T2">HAR BARN:</text:span> ja</text:p>
      <text:p text:style-name="P8"><text:span text:style-name="T2">HÅRFARGE:</text:span> lysebrunt</text:p>
      <text:p text:style-name="P8"><text:span text:style-name="T2">KROPPSTYPE:</text:span> veltrent</text:p>
      <text:p text:style-name="P8"><text:span text:style-name="T2">YRKE:</text:span> --</text:p>
      <text:p text:style-name="P8"><text:span text:style-name="T2">FRITIDSINTERESSER:</text:span> hagearbeid, musikk, ...</text:p>
      <text:p text:style-name="P8"><text:span text:style-name="T2">TOBAKKSVANER:</text:span> røyker sjelden / ...</text:p>
      <text:p text:style-name="P8"><text:span text:style-name="T2">SØKER:</text:span> en mann fra 37 til 45 år</text:p>
      <text:p text:style-name="Standard"/>
      <text:p text:style-name="Standard"/>
      <text:p text:style-name="Standard"/>
      <text:h text:style-name="P21" text:outline-level="1"><text:span text:style-name="T4">#</text:span>LOVE<text:span text:style-name="T4">YOUR</text:span>IMPERFECTIONS</text:h>
      <text:p text:style-name="P16">Jeg er en godtegri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3" text:anchor-type="paragraph" svg:width="7.761cm" draw:z-index="2"><draw:text-box fo:min-height="0.041cm"><text:p text:style-name="P11"><text:span text:style-name="T6">13</text:span><text:line-break/><text:span text:style-name="T3">TING TIL FELLES</text:span></text:p><text:p text:style-name="P15"><draw:frame draw:style-name="fr4" draw:name="Frame4" text:anchor-type="paragraph" svg:width="1.646cm" draw:z-index="3"><draw:text-box fo:min-height="1.67cm"><text:p text:style-name="P2"><draw:frame draw:style-name="fr6" draw:name="Image1" text:anchor-type="as-char" svg:width="1.67cm" svg:height="1.67cm" draw:z-index="5"><draw:image xlink:href="https://iliuspicda-a.akamaihd.net/photo/fnZyXlBeVn9RWVVUZwMBVQxKRzRsZXBQZCIaQQd4VUdfN0ETeH4LWmsVAkNcRg--/" xlink:type="simple" xlink:show="embed" xlink:actuate="onLoad"/></draw:frame></text:p></draw:text-box></draw:frame></text:p></draw:text-box></draw:frame><draw:frame draw:style-name="fr5" draw:name="Frame5" text:anchor-type="paragraph" svg:width="7.761cm" draw:z-index="4"><draw:text-box fo:min-height="2.729cm"><text:section text:style-name="Sect1" text:name="i_jq_global_height"><text:p text:style-name="P12"><text:span text:style-name="T2">INTERESSER:</text:span> reising, musikk, trening</text:p><text:p text:style-name="P9"><text:span text:style-name="T2">RELIGION:</text:span> ateist</text:p><text:p text:style-name="P9"><text:span text:style-name="T2">FAVORITTKVELD:</text:span> møte venner, være sammen med familien, gå på konserter</text:p><text:p text:style-name="P9"><text:span text:style-name="T2">SIVILSTAND:</text:span> singel</text:p><text:p text:style-name="P9"><text:span text:style-name="T2">EKTESKAP ER:</text:span> ikke nødvendig</text:p><text:p text:style-name="P9"><text:span text:style-name="T2">MUSIKKSMAK:</text:span> rock</text:p><text:p text:style-name="P9"><text:span text:style-name="T2">FAVORITTFILMER:</text:span> komedie, dokumentarer</text:p><text:p text:style-name="P9"><text:span text:style-name="T2">BAKGRUNN:</text:span> nordeuropeisk</text:p></text:section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5">Noen stikkord om meg: Livserfaren, hjertevarm, humoristisk, glad, reflektert, glimt i øyet, engasjert, omsorgsfull. <text:line-break/>Har god jobb og orden på livet. Liker skog og fjell, hester, matlaging fra scratch, kjøkkenhage, vin, musikk, film, humor og å glede andre. <text:line-break/><text:line-break/>Jeg hører gjerne fra deg om du er: <text:line-break/>Ærlig og solid, humoristisk, intelligent, samfunnsengasjert, miljøbevisst, åpen, kjærlig, glad i natur og frisk luft, kultur og musikk, og selvsagt helt ferdig med tidligere forhold og har normal orden på deg selv. <text:line-break/><text:line-break/>Dersom du i tillegg synes det er ok å bli litt bortskjemt, at intelligens og meninger er kult, og din verden ikke faller i grus om du går glipp av en fotballkamp, så har vi antagelig noe å snakke om.</text:span></text:p>
      <text:p text:style-name="Standard"/>
      <text:p text:style-name="Standard"/>
      <text:p text:style-name="Standard"/>
      <text:h text:style-name="P23" text:outline-level="1">MITT UTSEENDE</text:h>
      <text:p text:style-name="P4"><draw:frame draw:style-name="fr1" draw:name="Frame6" text:anchor-type="paragraph" svg:width="6.914cm" draw:z-index="6"><draw:text-box fo:min-height="0.041cm"><text:p text:style-name="P7">KROPPSTYPE:</text:p><text:p text:style-name="P19"> </text:p><text:p text:style-name="P17"><text:a xlink:type="simple" xlink:href="https://no.match.com/search/process_result.php?search_type=spidering_search&amp;search_appearance[]=2" text:style-name="Internet_20_link" text:visited-style-name="Visited_20_Internet_20_Link"><text:span text:style-name="T7">veltrent</text:span></text:a></text:p><text:p text:style-name="P7">HÅR:</text:p><text:p text:style-name="P19"> </text:p><text:p text:style-name="P17"><text:a xlink:type="simple" xlink:href="https://no.match.com/search/process_result.php?search_type=spidering_search&amp;search_haircolor[]=4" text:style-name="Internet_20_link" text:visited-style-name="Visited_20_Internet_20_Link"><text:span text:style-name="T7">lysebrunt</text:span></text:a><text:span text:style-name="T1"> , </text:span><text:a xlink:type="simple" xlink:href="https://no.match.com/search/process_result.php?search_type=spidering_search&amp;search_hairstyle[]=4" text:style-name="Internet_20_link" text:visited-style-name="Visited_20_Internet_20_Link"><text:span text:style-name="T7">skulderlangt</text:span></text:a></text:p><text:p text:style-name="P7">ØYNE:</text:p><text:p text:style-name="P19"> </text:p><text:p text:style-name="P17"><text:a xlink:type="simple" xlink:href="https://no.match.com/search/process_result.php?search_type=spidering_search&amp;search_eyes[]=1" text:style-name="Internet_20_link" text:visited-style-name="Visited_20_Internet_20_Link"><text:span text:style-name="T7">blå</text:span></text:a></text:p><text:p text:style-name="P7">KLESSTIL:</text:p><text:p text:style-name="P19"> </text:p><text:p text:style-name="P17"><text:a xlink:type="simple" xlink:href="https://no.match.com/search/process_result.php?search_type=spidering_search&amp;search_style[]=1" text:style-name="Internet_20_link" text:visited-style-name="Visited_20_Internet_20_Link"><text:span text:style-name="T7">sofistikert</text:span></text:a></text:p><text:p text:style-name="P7">MEST FORNØYD MED:</text:p><text:p text:style-name="P19"> </text:p><text:p text:style-name="P17"><text:a xlink:type="simple" xlink:href="https://no.match.com/search/process_result.php?search_type=spidering_search&amp;&amp;search_attraction[]=12" text:style-name="Internet_20_link" text:visited-style-name="Visited_20_Internet_20_Link"><text:span text:style-name="T7">annet</text:span></text:a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1">MINE VERDIER</text:h>
      <text:p text:style-name="P4"><draw:frame draw:style-name="fr1" draw:name="Frame7" text:anchor-type="paragraph" svg:width="6.914cm" draw:z-index="7"><draw:text-box fo:min-height="0.041cm"><text:p text:style-name="P7">RELIGION:</text:p><text:p text:style-name="P19"> </text:p><text:p text:style-name="P17"><text:a xlink:type="simple" xlink:href="https://no.match.com/search/process_result.php?search_type=spidering_search&amp;search_religion[]=11" text:style-name="Internet_20_link" text:visited-style-name="Visited_20_Internet_20_Link"><text:span text:style-name="T7">ateist</text:span></text:a></text:p><text:p text:style-name="P7">EKTESKAP ER:</text:p><text:p text:style-name="P19"> </text:p><text:p text:style-name="P17"><text:a xlink:type="simple" xlink:href="https://no.match.com/search/process_result.php?search_type=spidering_search&amp;search_marriage[]=4" text:style-name="Internet_20_link" text:visited-style-name="Visited_20_Internet_20_Link"><text:span text:style-name="T7">ikke nødvendig</text:span></text:a></text:p><text:p text:style-name="P7">VIL HA BARN:</text:p><text:p text:style-name="P19"> </text:p><text:p text:style-name="P17"><text:a xlink:type="simple" xlink:href="https://no.match.com/search/process_result.php?search_type=spidering_search&amp;search_wantschildren=1" text:style-name="Internet_20_link" text:visited-style-name="Visited_20_Internet_20_Link"><text:span text:style-name="T7">nei</text:span></text:a></text:p><text:p text:style-name="P7">MATVANER:</text:p><text:p text:style-name="P19"> </text:p><text:p text:style-name="P14">sun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1">OM MEG</text:h>
      <text:p text:style-name="P6">PERSONLIGHET:</text:p>
      <text:p text:style-name="P20"> </text:p>
      <text:p text:style-name="P18"><text:a xlink:type="simple" xlink:href="https://no.match.com/search/process_result.php?search_type=spidering_search&amp;search_personality[]=17" text:style-name="Internet_20_link" text:visited-style-name="Visited_20_Internet_20_Link"><text:span text:style-name="T8">energisk</text:span></text:a></text:p>
      <text:p text:style-name="P6">STJERNETEGN:</text:p>
      <text:p text:style-name="P20"> </text:p>
      <text:p text:style-name="P18"><text:a xlink:type="simple" xlink:href="https://no.match.com/search/process_result.php?search_type=spidering_search&amp;search_astrological_sign[]=10" text:style-name="Internet_20_link" text:visited-style-name="Visited_20_Internet_20_Link"><text:span text:style-name="T8">steinbukk</text:span></text:a></text:p>
      <text:p text:style-name="P6">BAKGRUNN:</text:p>
      <text:p text:style-name="P20"> </text:p>
      <text:p text:style-name="P18"><text:a xlink:type="simple" xlink:href="https://no.match.com/search/process_result.php?search_type=spidering_search&amp;search_ethnos[]=1" text:style-name="Internet_20_link" text:visited-style-name="Visited_20_Internet_20_Link"><text:span text:style-name="T8">nordeuropeisk</text:span></text:a></text:p>
      <text:p text:style-name="P6">NASJONALITET:</text:p>
      <text:p text:style-name="P20"> </text:p>
      <text:p text:style-name="P18"><text:a xlink:type="simple" xlink:href="https://no.match.com/search/process_result.php?search_type=spidering_search&amp;search_nationality[]=130" text:style-name="Internet_20_link" text:visited-style-name="Visited_20_Internet_20_Link"><text:span text:style-name="T8">norsk</text:span></text:a></text:p>
      <text:p text:style-name="P6">BOR:</text:p>
      <text:p text:style-name="P20"> </text:p>
      <text:p text:style-name="P18"><text:soft-page-break/><text:a xlink:type="simple" xlink:href="https://no.match.com/search/process_result.php?search_type=spidering_search&amp;search_livewith[]=3" text:style-name="Internet_20_link" text:visited-style-name="Visited_20_Internet_20_Link"><text:span text:style-name="T8">med barn</text:span></text:a></text:p>
      <text:p text:style-name="P6">TOBAKKSVANER:</text:p>
      <text:p text:style-name="P20"> </text:p>
      <text:p text:style-name="P18"><text:a xlink:type="simple" xlink:href="https://no.match.com/search/process_result.php?search_type=spidering_search&amp;search_smoker[]=1" text:style-name="Internet_20_link" text:visited-style-name="Visited_20_Internet_20_Link"><text:span text:style-name="T8">røyker sjelden / festrøyker</text:span></text:a></text:p>
      <text:p text:style-name="P6">ROMANTISK:</text:p>
      <text:p text:style-name="P20"> </text:p>
      <text:p text:style-name="P18"><text:a xlink:type="simple" xlink:href="https://no.match.com/search/process_result.php?search_type=spidering_search&amp;search_romantic[]=2" text:style-name="Internet_20_link" text:visited-style-name="Visited_20_Internet_20_Link"><text:span text:style-name="T8">romantisk</text:span></text:a></text:p>
      <text:p text:style-name="P6">HUSDYR:</text:p>
      <text:p text:style-name="P20"> </text:p>
      <text:p text:style-name="P10">hester, annet</text:p>
      <text:p text:style-name="P6">UTDANNELSE:</text:p>
      <text:p text:style-name="P20"> </text:p>
      <text:p text:style-name="P18"><text:a xlink:type="simple" xlink:href="https://no.match.com/search/process_result.php?search_type=spidering_search&amp;search_studies[]=4" text:style-name="Internet_20_link" text:visited-style-name="Visited_20_Internet_20_Link"><text:span text:style-name="T8">bachelorgrad</text:span></text:a></text:p>
      <text:p text:style-name="P6">SPRÅK:</text:p>
      <text:p text:style-name="P20"> </text:p>
      <text:p text:style-name="P18"><text:a xlink:type="simple" xlink:href="https://no.match.com/search/process_result.php?search_type=spidering_search&amp;search_language[]=41" text:style-name="Internet_20_link" text:visited-style-name="Visited_20_Internet_20_Link"><text:span text:style-name="T8">norsk</text:span></text:a></text:p>
      <text:p text:style-name="Standard"/>
      <text:p text:style-name="Standard"/>
      <text:p text:style-name="Standard"/>
      <text:p text:style-name="Standard"/>
      <text:h text:style-name="P22" text:outline-level="1">MINE INTERESSER</text:h>
      <text:p text:style-name="P6">FAVORITTKVELD:</text:p>
      <text:p text:style-name="P20"> </text:p>
      <text:p text:style-name="P18"><text:a xlink:type="simple" xlink:href="https://no.match.com/search/process_result.php?search_type=spidering_search&amp;search_goingout[]=1" text:style-name="Internet_20_link" text:visited-style-name="Visited_20_Internet_20_Link"><text:span text:style-name="T8">spise ute</text:span></text:a><text:span text:style-name="T9"> </text:span><text:a xlink:type="simple" xlink:href="https://no.match.com/search/process_result.php?search_type=spidering_search&amp;search_goingout[]=2" text:style-name="Internet_20_link" text:visited-style-name="Visited_20_Internet_20_Link"><text:span text:style-name="T8">være sammen med familien</text:span></text:a><text:span text:style-name="T9"> </text:span><text:a xlink:type="simple" xlink:href="https://no.match.com/search/process_result.php?search_type=spidering_search&amp;search_goingout[]=7" text:style-name="Internet_20_link" text:visited-style-name="Visited_20_Internet_20_Link"><text:span text:style-name="T8">gå på konserter</text:span></text:a><text:span text:style-name="T9"> </text:span><text:a xlink:type="simple" xlink:href="https://no.match.com/search/process_result.php?search_type=spidering_search&amp;search_goingout[]=11" text:style-name="Internet_20_link" text:visited-style-name="Visited_20_Internet_20_Link">møte venner</text:a><text:a xlink:type="simple" xlink:href="https://no.match.com/search/process_result.php?search_type=spidering_search&amp;search_goingout[]=12" text:style-name="Internet_20_link" text:visited-style-name="Visited_20_Internet_20_Link">annet</text:a></text:p>
      <text:p text:style-name="P6">INTERESSER:</text:p>
      <text:p text:style-name="P20"> </text:p>
      <text:p text:style-name="P18"><text:a xlink:type="simple" xlink:href="https://no.match.com/search/process_result.php?search_type=spidering_search&amp;search_hobby[]=4" text:style-name="Internet_20_link" text:visited-style-name="Visited_20_Internet_20_Link"><text:span text:style-name="T8">hagearbeid</text:span></text:a><text:span text:style-name="T9"> </text:span><text:a xlink:type="simple" xlink:href="https://no.match.com/search/process_result.php?search_type=spidering_search&amp;search_hobby[]=7" text:style-name="Internet_20_link" text:visited-style-name="Visited_20_Internet_20_Link"><text:span text:style-name="T8">musikk</text:span></text:a><text:span text:style-name="T9"> </text:span><text:a xlink:type="simple" xlink:href="https://no.match.com/search/process_result.php?search_type=spidering_search&amp;search_hobby[]=8" text:style-name="Internet_20_link" text:visited-style-name="Visited_20_Internet_20_Link"><text:span text:style-name="T8">skriving</text:span></text:a><text:span text:style-name="T9"> </text:span><text:a xlink:type="simple" xlink:href="https://no.match.com/search/process_result.php?search_type=spidering_search&amp;search_hobby[]=9" text:style-name="Internet_20_link" text:visited-style-name="Visited_20_Internet_20_Link"><text:span text:style-name="T8">matlaging</text:span></text:a><text:span text:style-name="T9"> </text:span><text:a xlink:type="simple" xlink:href="https://no.match.com/search/process_result.php?search_type=spidering_search&amp;search_hobby[]=12" text:style-name="Internet_20_link" text:visited-style-name="Visited_20_Internet_20_Link"><text:span text:style-name="T8">maling/tegning</text:span></text:a><text:span text:style-name="T9"> </text:span><text:a xlink:type="simple" xlink:href="https://no.match.com/search/process_result.php?search_type=spidering_search&amp;search_hobby[]=15" text:style-name="Internet_20_link" text:visited-style-name="Visited_20_Internet_20_Link">trening</text:a><text:a xlink:type="simple" xlink:href="https://no.match.com/search/process_result.php?search_type=spidering_search&amp;search_hobby[]=16" text:style-name="Internet_20_link" text:visited-style-name="Visited_20_Internet_20_Link">reising</text:a><text:span text:style-name="T9"> </text:span><text:a xlink:type="simple" xlink:href="https://no.match.com/search/process_result.php?search_type=spidering_search&amp;search_hobby[]=17" text:style-name="Internet_20_link" text:visited-style-name="Visited_20_Internet_20_Link"><text:span text:style-name="T8">gåturer</text:span></text:a><text:span text:style-name="T9"> </text:span><text:a xlink:type="simple" xlink:href="https://no.match.com/search/process_result.php?search_type=spidering_search&amp;search_hobby[]=23" text:style-name="Internet_20_link" text:visited-style-name="Visited_20_Internet_20_Link"><text:span text:style-name="T8">annet</text:span></text:a><text:span text:style-name="T9"> </text:span><text:a xlink:type="simple" xlink:href="https://no.match.com/search/process_result.php?search_type=spidering_search&amp;search_hobby[]=26" text:style-name="Internet_20_link" text:visited-style-name="Visited_20_Internet_20_Link"><text:span text:style-name="T8">innredning</text:span></text:a><text:span text:style-name="T9"> </text:span><text:a xlink:type="simple" xlink:href="https://no.match.com/search/process_result.php?search_type=spidering_search&amp;search_hobby[]=31" text:style-name="Internet_20_link" text:visited-style-name="Visited_20_Internet_20_Link"><text:span text:style-name="T8">kunst/håndverk</text:span></text:a><text:span text:style-name="T9"> </text:span><text:a xlink:type="simple" xlink:href="https://no.match.com/search/process_result.php?search_type=spidering_search&amp;search_hobby[]=32" text:style-name="Internet_20_link" text:visited-style-name="Visited_20_Internet_20_Link"><text:span text:style-name="T8">friluftsliv</text:span></text:a><text:span text:style-name="T9"> </text:span><text:a xlink:type="simple" xlink:href="https://no.match.com/search/process_result.php?search_type=spidering_search&amp;search_hobby[]=42" text:style-name="Internet_20_link" text:visited-style-name="Visited_20_Internet_20_Link">film</text:a><text:a xlink:type="simple" xlink:href="https://no.match.com/search/process_result.php?search_type=spidering_search&amp;search_hobby[]=53" text:style-name="Internet_20_link" text:visited-style-name="Visited_20_Internet_20_Link">mat og drikke</text:a><text:span text:style-name="T9"> </text:span><text:a xlink:type="simple" xlink:href="https://no.match.com/search/process_result.php?search_type=spidering_search&amp;search_hobby[]=54" text:style-name="Internet_20_link" text:visited-style-name="Visited_20_Internet_20_Link"><text:span text:style-name="T8">natur</text:span></text:a></text:p>
      <text:p text:style-name="P6">SPORT:</text:p>
      <text:p text:style-name="P20"> </text:p>
      <text:p text:style-name="P18"><text:a xlink:type="simple" xlink:href="https://no.match.com/search/process_result.php?search_type=spidering_search&amp;search_sport[]=28" text:style-name="Internet_20_link" text:visited-style-name="Visited_20_Internet_20_Link"><text:span text:style-name="T8">annet</text:span></text:a><text:span text:style-name="T9"> </text:span><text:a xlink:type="simple" xlink:href="https://no.match.com/search/process_result.php?search_type=spidering_search&amp;search_sport[]=32" text:style-name="Internet_20_link" text:visited-style-name="Visited_20_Internet_20_Link"><text:span text:style-name="T8">ridning</text:span></text:a><text:span text:style-name="T9"> </text:span><text:a xlink:type="simple" xlink:href="https://no.match.com/search/process_result.php?search_type=spidering_search&amp;search_sport[]=35" text:style-name="Internet_20_link" text:visited-style-name="Visited_20_Internet_20_Link"><text:span text:style-name="T8">gåturer</text:span></text:a><text:span text:style-name="T9"> </text:span><text:a xlink:type="simple" xlink:href="https://no.match.com/search/process_result.php?search_type=spidering_search&amp;search_sport[]=56" text:style-name="Internet_20_link" text:visited-style-name="Visited_20_Internet_20_Link"><text:span text:style-name="T8">sykling</text:span></text:a></text:p>
      <text:p text:style-name="P6">MUSIKKSMAK:</text:p>
      <text:p text:style-name="P20"> </text:p>
      <text:p text:style-name="P18"><text:a xlink:type="simple" xlink:href="https://no.match.com/search/process_result.php?search_type=spidering_search&amp;search_music[]=6" text:style-name="Internet_20_link" text:visited-style-name="Visited_20_Internet_20_Link"><text:span text:style-name="T8">hardrock</text:span></text:a><text:span text:style-name="T9"> </text:span><text:a xlink:type="simple" xlink:href="https://no.match.com/search/process_result.php?search_type=spidering_search&amp;search_music[]=8" text:style-name="Internet_20_link" text:visited-style-name="Visited_20_Internet_20_Link"><text:span text:style-name="T8">jazz</text:span></text:a><text:span text:style-name="T9"> </text:span><text:a xlink:type="simple" xlink:href="https://no.match.com/search/process_result.php?search_type=spidering_search&amp;search_music[]=9" text:style-name="Internet_20_link" text:visited-style-name="Visited_20_Internet_20_Link"><text:span text:style-name="T8">filmmusikk</text:span></text:a><text:span text:style-name="T9"> </text:span><text:a xlink:type="simple" xlink:href="https://no.match.com/search/process_result.php?search_type=spidering_search&amp;search_music[]=17" text:style-name="Internet_20_link" text:visited-style-name="Visited_20_Internet_20_Link"><text:span text:style-name="T8">andre</text:span></text:a><text:span text:style-name="T9"> </text:span><text:a xlink:type="simple" xlink:href="https://no.match.com/search/process_result.php?search_type=spidering_search&amp;search_music[]=25" text:style-name="Internet_20_link" text:visited-style-name="Visited_20_Internet_20_Link"><text:span text:style-name="T8">funk</text:span></text:a><text:span text:style-name="T9"> </text:span><text:a xlink:type="simple" xlink:href="https://no.match.com/search/process_result.php?search_type=spidering_search&amp;search_music[]=29" text:style-name="Internet_20_link" text:visited-style-name="Visited_20_Internet_20_Link"><text:span text:style-name="T8">rock</text:span></text:a><text:span text:style-name="T9"> </text:span><text:a xlink:type="simple" xlink:href="https://no.match.com/search/process_result.php?search_type=spidering_search&amp;search_music[]=30" text:style-name="Internet_20_link" text:visited-style-name="Visited_20_Internet_20_Link"><text:span text:style-name="T8">klassisk/opera</text:span></text:a></text:p>
      <text:p text:style-name="P6">FAVORITTFILMER:</text:p>
      <text:p text:style-name="P20"> </text:p>
      <text:p text:style-name="P18"><text:a xlink:type="simple" xlink:href="https://no.match.com/search/process_result.php?search_type=spidering_search&amp;search_movie[]=4" text:style-name="Internet_20_link" text:visited-style-name="Visited_20_Internet_20_Link"><text:span text:style-name="T8">eventyr</text:span></text:a><text:span text:style-name="T9"> </text:span><text:a xlink:type="simple" xlink:href="https://no.match.com/search/process_result.php?search_type=spidering_search&amp;search_movie[]=7" text:style-name="Internet_20_link" text:visited-style-name="Visited_20_Internet_20_Link"><text:span text:style-name="T8">dokumentarer</text:span></text:a><text:span text:style-name="T9"> </text:span><text:a xlink:type="simple" xlink:href="https://no.match.com/search/process_result.php?search_type=spidering_search&amp;search_movie[]=9" text:style-name="Internet_20_link" text:visited-style-name="Visited_20_Internet_20_Link"><text:span text:style-name="T8">komedie</text:span></text:a><text:span text:style-name="T9"> </text:span><text:a xlink:type="simple" xlink:href="https://no.match.com/search/process_result.php?search_type=spidering_search&amp;search_movie[]=11" text:style-name="Internet_20_link" text:visited-style-name="Visited_20_Internet_20_Link"><text:span text:style-name="T8">science fiction</text:span></text:a><text:span text:style-name="T9"> </text:span><text:a xlink:type="simple" xlink:href="https://no.match.com/search/process_result.php?search_type=spidering_search&amp;search_movie[]=13" text:style-name="Internet_20_link" text:visited-style-name="Visited_20_Internet_20_Link">historisk</text:a><text:a xlink:type="simple" xlink:href="https://no.match.com/search/process_result.php?search_type=spidering_search&amp;search_movie[]=21" text:style-name="Internet_20_link" text:visited-style-name="Visited_20_Internet_20_Link">animerte filmer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1">HVA JEG SER ETTER</text:h>
      <text:p text:style-name="P6">ALDER:</text:p>
      <text:p text:style-name="P20"> </text:p>
      <text:p text:style-name="P10">fra 37 til 45 år</text:p>
      <text:p text:style-name="P6">HØYDE:</text:p>
      <text:p text:style-name="P20"><text:soft-page-break/> </text:p>
      <text:p text:style-name="P10">min. 180 cm</text:p>
      <text:p text:style-name="P6">KROPPSTYPE:</text:p>
      <text:p text:style-name="P20"> </text:p>
      <text:p text:style-name="P10">slank, veltrent, omtrent gjennomsnittlig</text:p>
      <text:p text:style-name="P6">UTSEENDE:</text:p>
      <text:p text:style-name="P20"> </text:p>
      <text:p text:style-name="P10">vet ikke</text:p>
      <text:p text:style-name="P6">HÅRLENGDE:</text:p>
      <text:p text:style-name="P20"> </text:p>
      <text:p text:style-name="P10">jeg velger å ikke svare</text:p>
      <text:p text:style-name="P6">HÅRFARGE:</text:p>
      <text:p text:style-name="P20"> </text:p>
      <text:p text:style-name="P10">jeg velger å ikke svare</text:p>
      <text:p text:style-name="P6">ØYNE:</text:p>
      <text:p text:style-name="P20"> </text:p>
      <text:p text:style-name="P10">jeg velger å ikke svare</text:p>
      <text:p text:style-name="P6">KLESSTIL:</text:p>
      <text:p text:style-name="P20"> </text:p>
      <text:p text:style-name="P10">jeg velger å ikke svare</text:p>
      <text:p text:style-name="P6">MEST FORNØYD MED:</text:p>
      <text:p text:style-name="P20"> </text:p>
      <text:p text:style-name="P10">jeg velger å ikke svare</text:p>
      <text:p text:style-name="P6">NASJONALITET:</text:p>
      <text:p text:style-name="P20"> </text:p>
      <text:p text:style-name="P10">jeg velger å ikke svare</text:p>
      <text:p text:style-name="P6">SIVILSTAND:</text:p>
      <text:p text:style-name="P20"> </text:p>
      <text:p text:style-name="P10">singel, skilt, enkemann</text:p>
      <text:p text:style-name="P6">BOR:</text:p>
      <text:p text:style-name="P20"> </text:p>
      <text:p text:style-name="P10">alene, med sine barn deler av tiden</text:p>
      <text:p text:style-name="P6">HUSDYR:</text:p>
      <text:p text:style-name="P20"> </text:p>
      <text:p text:style-name="P10">hester, annet, han har ikke noen dyr</text:p>
      <text:p text:style-name="P6">INTERESSER:</text:p>
      <text:p text:style-name="P20"> </text:p>
      <text:p text:style-name="P10">snekring/oppussing, hagearbeid, museer/utstillinger, musikk, skriving, matlaging, lesing, maling/tegning, trening, reising, dyr, fotografering, annet, kunst/håndverk, friluftsliv, film, møte venner, mat og drikke, natur, synge / spille instrument</text:p>
      <text:p text:style-name="P6">MUSIKKSMAK:</text:p>
      <text:p text:style-name="P20"> </text:p>
      <text:p text:style-name="P10">tradisjonell musikk, jazz, verdensmusikk, soul, andre, rock, klassisk/opera</text:p>
      <text:p text:style-name="P6">PERSONLIGHET:</text:p>
      <text:p text:style-name="P20"><text:soft-page-break/> </text:p>
      <text:p text:style-name="P10">rolig, morsom, pålitelig, annet</text:p>
      <text:p text:style-name="P6">TOBAKKSVANER:</text:p>
      <text:p text:style-name="P20"> </text:p>
      <text:p text:style-name="P10">røyker sjelden / festrøyker, røyker/snuser ikke (og det gjør ikke partneren min heller)</text:p>
      <text:p text:style-name="P6">MATVANER:</text:p>
      <text:p text:style-name="P20"> </text:p>
      <text:p text:style-name="P10">spiser det meste, sunt</text:p>
      <text:p text:style-name="P6">ROMANTISK:</text:p>
      <text:p text:style-name="P20"> </text:p>
      <text:p text:style-name="P10">romantisk</text:p>
      <text:p text:style-name="P6">RELIGION:</text:p>
      <text:p text:style-name="P20"> </text:p>
      <text:p text:style-name="P10">ateist, annet, spirituell</text:p>
      <text:p text:style-name="P6">PRAKTISERING AV RELIGION:</text:p>
      <text:p text:style-name="P20"> </text:p>
      <text:p text:style-name="P10">ingen preferanse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 Condensed" svg:font-family="'Open Sans Condensed', helvetica, arial, sans-serif"/>
    <style:font-face style:name="Open Sans" svg:font-family="'Open Sans', helvetica, arial, sans-serif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20:05:42.435809000</meta:creation-date>
    <dc:date>2017-07-28T20:08:51.759471000</dc:date>
    <meta:editing-duration>PT3M9S</meta:editing-duration>
    <meta:editing-cycles>1</meta:editing-cycles>
    <meta:document-statistic meta:table-count="0" meta:image-count="1" meta:object-count="0" meta:page-count="5" meta:paragraph-count="163" meta:word-count="451" meta:character-count="3169" meta:non-whitespace-character-count="2784"/>
    <meta:generator>LibreOffice/4.4.1.2$MacOSX_X86_64 LibreOffice_project/45e2de17089c24a1fa810c8f975a7171ba4cd432</meta:generator>
  </office:meta>
</office:document-meta>
</file>